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2" svg:font-family="Arial"/>
    <style:font-face style:name="Arial" svg:font-family="Arial" style:font-family-generic="swiss"/>
    <style:font-face style:name="Arial3" svg:font-family="Arial" style:font-pitch="variable"/>
    <style:font-face style:name="Liberation Sans" svg:font-family="'Liberation Sans'" style:font-pitch="variable"/>
    <style:font-face style:name="Liberation Sans2"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lajd_20_tytułow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Slajd_20_tytułowy-subtitle">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pr3" style:family="presentation" style:parent-style-name="Slajd_20_tytułowy-notes">
      <style:graphic-properties draw:fill-color="#ffffff" fo:min-height="13.364cm"/>
    </style:style>
    <style:style style:name="pr4" style:family="presentation" style:parent-style-name="Tytuł_20_i_20_zawartość-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ytuł_20_i_20_zawartość-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 style:family="presentation" style:parent-style-name="Tytuł_20_i_20_zawartość-notes">
      <style:graphic-properties draw:fill-color="#ffffff" fo:min-height="13.364cm"/>
    </style:style>
    <style:style style:name="P1" style:family="paragraph">
      <style:paragraph-properties fo:margin-top="0cm" fo:margin-bottom="0cm" fo:line-height="90%" fo:text-align="center" style:punctuation-wrap="hanging" style:writing-mode="lr-tb"/>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8pt"/>
    </style:style>
    <style:style style:name="P5" style:family="paragraph">
      <loext:graphic-properties draw:fill-color="#ffffff"/>
    </style:style>
    <style:style style:name="P6" style:family="paragraph">
      <style:paragraph-properties fo:margin-top="0cm" fo:margin-bottom="0cm" fo:line-height="90%" fo:text-align="start" style:punctuation-wrap="hanging" style:writing-mode="lr-tb"/>
    </style:style>
    <style:style style:name="P7" style:family="paragraph">
      <style:paragraph-properties fo:margin-left="0cm" fo:margin-right="0cm" fo:margin-top="0.198cm" fo:margin-bottom="0cm" fo:line-height="100%" fo:text-align="start" fo:text-indent="0cm" style:punctuation-wrap="hanging" style:writing-mode="lr-tb"/>
    </style:style>
    <style:style style:name="P8" style:family="paragraph">
      <style:paragraph-properties fo:margin-left="0cm" fo:margin-right="0cm" fo:margin-top="0.169cm" fo:margin-bottom="0cm" fo:line-height="100%" fo:text-align="start" fo:text-indent="0cm" style:punctuation-wrap="hanging" style:writing-mode="lr-tb"/>
    </style:style>
    <style:style style:name="P9" style:family="paragraph">
      <loext:graphic-properties draw:fill="none"/>
      <style:paragraph-properties fo:text-align="start" style:font-independent-line-spacing="true"/>
      <style:text-properties fo:font-size="28pt"/>
    </style:style>
    <style:style style:name="P10" style:family="paragraph">
      <style:paragraph-properties fo:margin-left="0.953cm" fo:margin-right="0cm" fo:margin-top="0.198cm" fo:margin-bottom="0cm" fo:line-height="100%" fo:text-align="start" fo:text-indent="-0.952cm" style:punctuation-wrap="hanging" style:writing-mode="lr-tb">
        <style:tab-stops>
          <style:tab-stop style:position="0cm"/>
        </style:tab-stops>
      </style:paragraph-properties>
    </style:style>
    <style:style style:name="P11" style:family="paragraph">
      <style:paragraph-properties fo:margin-left="0cm" fo:margin-right="0cm" fo:text-indent="0cm"/>
    </style:style>
    <style:style style:name="P12" style:family="paragraph">
      <style:paragraph-properties fo:margin-left="2.064cm" fo:margin-right="0cm" fo:margin-top="0.169cm" fo:margin-bottom="0cm" fo:line-height="100%" fo:text-align="start" fo:text-indent="-0.793cm">
        <style:tab-stops>
          <style:tab-stop style:position="0cm"/>
        </style:tab-stops>
      </style:paragraph-properties>
    </style:style>
    <style:style style:name="P13" style:family="paragraph">
      <style:paragraph-properties fo:margin-left="0cm" fo:margin-right="0cm" fo:text-indent="0cm">
        <style:tab-stops>
          <style:tab-stop style:position="0cm"/>
        </style:tab-stops>
      </style:paragraph-properties>
    </style:style>
    <style:style style:name="T1" style:family="text">
      <style:text-properties fo:font-variant="normal" fo:text-transform="none" fo:color="#003366" style:text-line-through-style="none" style:text-line-through-type="none" style:text-position="0% 100%" style:font-name="Arial2"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009c98" style:text-line-through-style="none" style:text-line-through-type="none" style:text-position="0% 100%" style:font-name="Arial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009c98" style:text-line-through-style="none" style:text-line-through-type="none" style:text-position="0% 100%" style:font-name="Arial2"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4" style:family="text">
      <style:text-properties fo:font-variant="normal" fo:text-transform="none" fo:color="#003366" style:text-line-through-style="none" style:text-line-through-type="none" style:text-position="0% 100%" style:font-name="Arial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font-variant="normal" fo:text-transform="none" fo:color="#003366" style:text-line-through-style="none" style:text-line-through-type="none" style:text-position="30% 58%" style:font-name="Arial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003366" style:text-line-through-style="none" style:text-line-through-type="none" style:text-position="0% 100%" style:font-name="Arial2"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3366" fo:font-size="7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9c9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style:font-pitch="variable" style:font-charset="x-symbol" fo:color="#003366"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style:font-pitch="variable" style:font-charset="x-symbol" fo:color="#003366" fo:font-size="75%"/>
      </text:list-level-style-bullet>
      <text:list-level-style-bullet text:level="2" text:bullet-char="–">
        <style:list-level-properties text:space-before="1.271cm" text:min-label-width="0.793cm"/>
        <style:text-properties fo:font-family="StarSymbol" fo:color="#003366"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952cm"/>
        <style:text-properties fo:color="#003366" fo:font-size="7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003366" fo:font-size="75%"/>
      </text:list-level-style-bullet>
      <text:list-level-style-number text:level="2" style:num-format="">
        <style:list-level-properties text:space-before="1.271cm" text:min-label-width="0.793cm"/>
        <style:text-properties fo:color="#003366"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lajd_20_tytułowy" presentation:presentation-page-layout-name="AL1T0">
        <draw:frame draw:name="Rectangle 2" presentation:style-name="pr1" draw:text-style-name="P2" draw:layer="layout" svg:width="21.589cm" svg:height="3.174cm" svg:x="2.602cm" svg:y="3.96cm" presentation:class="title" presentation:user-transformed="true">
          <draw:text-box>
            <text:p text:style-name="P1"><text:span text:style-name="T1">Making PowerPoint Slides</text:span></text:p>
          </draw:text-box>
        </draw:frame>
        <draw:frame draw:name="Rectangle 3" presentation:style-name="pr2" draw:text-style-name="P4" draw:layer="layout" svg:width="10.159cm" svg:height="5.061cm" svg:x="12.982cm" svg:y="8.132cm" presentation:class="subtitle" presentation:user-transformed="true">
          <draw:text-box>
            <text:p text:style-name="P3"><text:span text:style-name="T2">Avoiding the Pitfalls of Bad Slides</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Outline&#9;" draw:style-name="dp1" draw:master-page-name="Tytuł_20_i_20_zawartość" presentation:presentation-page-layout-name="AL2T11">
        <draw:frame draw:name="Rectangle 2" presentation:style-name="pr4" draw:text-style-name="P2" draw:layer="layout" svg:width="22.224cm" svg:height="3.174cm" svg:x="2.54cm" svg:y="2.117cm" presentation:class="title" presentation:user-transformed="true">
          <draw:text-box>
            <text:p text:style-name="P6"><text:span text:style-name="T3">Outline</text:span><text:span text:style-name="T3"><text:tab/></text:span></text:p>
          </draw:text-box>
        </draw:frame>
        <draw:frame draw:name="Rectangle 3" presentation:style-name="pr5" draw:text-style-name="P9" draw:layer="layout" svg:width="22.224cm" svg:height="10.371cm" svg:x="2.54cm" svg:y="6.562cm" presentation:class="outline" presentation:user-transformed="true">
          <draw:text-box>
            <text:list text:style-name="L4">
              <text:list-item>
                <text:p text:style-name="P7"><text:span text:style-name="T4">Make your 1</text:span><text:span text:style-name="T5">st</text:span><text:span text:style-name="T4"> or 2</text:span><text:span text:style-name="T5">nd</text:span><text:span text:style-name="T4"> slide an outline of your presentation</text:span></text:p>
              </text:list-item>
            </text:list>
            <text:list text:style-name="L5">
              <text:list-item>
                <text:list>
                  <text:list-item>
                    <text:p text:style-name="P8"><text:span text:style-name="T6">Ex: previous slide</text:span></text:p>
                  </text:list-item>
                </text:list>
              </text:list-item>
              <text:list-item>
                <text:p text:style-name="P7"><text:span text:style-name="T4">Follow the order of your outline for the rest of the presentation</text:span></text:p>
              </text:list-item>
              <text:list-item>
                <text:p text:style-name="P7"><text:span text:style-name="T4">Only place main points on the outline slide</text:span></text:p>
                <text:list>
                  <text:list-item>
                    <text:p text:style-name="P8"><text:span text:style-name="T6">Ex: Use the titles of each slide as main points</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Tytuł_20_i_20_zawartość" presentation:presentation-page-layout-name="AL2T11">
        <draw:frame draw:name="Rectangle 2" presentation:style-name="pr4" draw:text-style-name="P2" draw:layer="layout" svg:width="22.224cm" svg:height="3.174cm" svg:x="2.54cm" svg:y="2.117cm" presentation:class="title" presentation:user-transformed="true">
          <draw:text-box>
            <text:p text:style-name="P6"><text:span text:style-name="T3">Slide Structure – Good</text:span></text:p>
          </draw:text-box>
        </draw:frame>
        <draw:frame draw:name="Rectangle 3" presentation:style-name="pr5" draw:text-style-name="P9" draw:layer="layout" svg:width="22.224cm" svg:height="10.371cm" svg:x="2.54cm" svg:y="6.562cm" presentation:class="outline" presentation:user-transformed="true">
          <draw:text-box>
            <text:list text:style-name="L4">
              <text:list-item>
                <text:p text:style-name="P7"><text:span text:style-name="T4">Use 1-2 slides per minute of your presentation</text:span></text:p>
              </text:list-item>
              <text:list-item>
                <text:p text:style-name="P7"><text:span text:style-name="T4">Write in point form, not complete sentences</text:span></text:p>
              </text:list-item>
              <text:list-item>
                <text:p text:style-name="P7"><text:span text:style-name="T4">Include 4-5 points per slide</text:span></text:p>
              </text:list-item>
              <text:list-item>
                <text:p text:style-name="P7"><text:span text:style-name="T4">Avoid wordiness: use key words and phrases only</text:span></text:p>
              </text:list-item>
            </text:list>
            <text:p text:style-name="P10"><text:span text:style-name="T4"/></text:p>
          </draw:text-box>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Zażółć gęślą jaźń" draw:style-name="dp1" draw:master-page-name="Tytuł_20_i_20_zawartość" presentation:presentation-page-layout-name="AL2T11">
        <draw:frame draw:name="Rectangle 2" presentation:style-name="pr4" draw:text-style-name="P2" draw:layer="layout" svg:width="22.224cm" svg:height="3.174cm" svg:x="2.54cm" svg:y="2.117cm" presentation:class="title" presentation:user-transformed="true">
          <draw:text-box>
            <text:p text:style-name="P6"><text:span text:style-name="T3">Zażółć gęślą jaźń</text:span></text:p>
          </draw:text-box>
        </draw:frame>
        <draw:frame draw:name="Rectangle 3" presentation:style-name="pr5" draw:text-style-name="P9" draw:layer="layout" svg:width="22.224cm" svg:height="10.371cm" svg:x="2.54cm" svg:y="6.562cm" presentation:class="outline" presentation:user-transformed="true">
          <draw:text-box>
            <text:list text:style-name="L4">
              <text:list-item>
                <text:p text:style-name="P7"><text:span text:style-name="T4">Lorem ipsum dolor sit amet, consectetur adipiscing elit. Nulla scelerisque vehicula risus, in rhoncus nulla posuere dictum. Pellentesque eget dui pellentesque, tempus magna nec, elementum sem. Aliquam ullamcorper sollicitudin est, in cursus mi pretium rhoncus. Curabitur libero felis, luctus at porttitor sodales, tempor at urna</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Conclusion" draw:style-name="dp1" draw:master-page-name="Tytuł_20_i_20_zawartość" presentation:presentation-page-layout-name="AL2T11">
        <draw:frame draw:name="Rectangle 2" presentation:style-name="pr4" draw:text-style-name="P2" draw:layer="layout" svg:width="22.224cm" svg:height="3.174cm" svg:x="2.54cm" svg:y="2.117cm" presentation:class="title" presentation:user-transformed="true">
          <draw:text-box>
            <text:p text:style-name="P6"><text:span text:style-name="T3">Conclusion</text:span></text:p>
          </draw:text-box>
        </draw:frame>
        <draw:frame draw:name="Rectangle 3" presentation:style-name="pr5" draw:text-style-name="P9" draw:layer="layout" svg:width="22.224cm" svg:height="10.371cm" svg:x="2.54cm" svg:y="6.562cm" presentation:class="outline" presentation:user-transformed="true">
          <draw:text-box>
            <text:list text:style-name="L4">
              <text:list-item>
                <text:p text:style-name="P7"><text:span text:style-name="T4">Use an effective and strong closing</text:span></text:p>
              </text:list-item>
            </text:list>
            <text:list text:style-name="L5">
              <text:list-item>
                <text:list>
                  <text:list-item>
                    <text:p text:style-name="P8"><text:span text:style-name="T6">Your audience is likely to remember your last words</text:span></text:p>
                  </text:list-item>
                </text:list>
              </text:list-item>
            </text:list>
            <text:p text:style-name="P11"><text:span text:style-name="T6"/></text:p>
            <text:list text:continue-numbering="true" text:style-name="L5">
              <text:list-item>
                <text:p text:style-name="P7"><text:span text:style-name="T4">Use a conclusion slide to:</text:span></text:p>
                <text:list>
                  <text:list-item>
                    <text:p text:style-name="P8"><text:span text:style-name="T6">Summarize the main points of your presentation</text:span></text:p>
                  </text:list-item>
                  <text:list-item>
                    <text:p text:style-name="P8"><text:span text:style-name="T6">Suggest future avenues of research</text:span></text:p>
                  </text:list-item>
                </text:list>
              </text:list-item>
            </text:list>
            <text:p text:style-name="P12"><text:span text:style-name="T6"/></text:p>
            <text:p text:style-name="P3"><text:span text:style-name="T4"/></text:p>
            <text:p text:style-name="P3"><text:span text:style-name="T4"/></text:p>
            <text:p text:style-name="P13"><text:span text:style-name="T6"/></text:p>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2" svg:font-family="Arial"/>
    <style:font-face style:name="Arial" svg:font-family="Arial" style:font-family-generic="swiss"/>
    <style:font-face style:name="Arial3" svg:font-family="Arial" style:font-pitch="variable"/>
    <style:font-face style:name="Liberation Sans" svg:font-family="'Liberation Sans'" style:font-pitch="variable"/>
    <style:font-face style:name="Liberation Sans2"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pl" fo:country="PL"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ajd_20_tytułowy-background" style:display-name="Slajd tytułowy-background" style:family="presentation">
      <style:graphic-properties draw:stroke="none" draw:fill="solid" draw:fill-color="#ffffff"/>
      <style:text-properties style:letter-kerning="true"/>
    </style:style>
    <style:style style:name="Slajd_20_tytułowy-backgroundobjects" style:display-name="Slajd tytułowy-backgroundobjects" style:family="presentation">
      <style:graphic-properties draw:textarea-horizontal-align="justify" draw:shadow="hidden" draw:shadow-offset-x="0.2cm" draw:shadow-offset-y="0.2cm" draw:shadow-color="#808080"/>
      <style:text-properties style:letter-kerning="true"/>
    </style:style>
    <style:style style:name="Slajd_20_tytułowy-notes" style:display-name="Slajd tytułow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ajd_20_tytułowy-outline1" style:display-name="Slajd tytułowy-outline1" style:family="presentation">
      <style:graphic-properties draw:stroke="none" draw:fill="none" draw:auto-grow-height="false" draw:fit-to-size="shrink-to-fit" style:shrink-to-fit="true">
        <text:list-style style:name="Slajd_20_tytułowy-outline1" style:display-name="Slajd tytułow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3366"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language-asian="en" style:country-asian="US" style:font-style-asian="normal" style:font-weight-asian="normal" style:font-name-complex="Arial Unicode MS" style:font-family-complex="'Arial Unicode M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Slajd_20_tytułowy-outline2" style:display-name="Slajd tytułowy-outline2" style:family="presentation" style:parent-style-name="Slajd_20_tytułowy-outline1">
      <style:paragraph-properties fo:margin-top="0.4cm" fo:margin-bottom="0cm" fo:line-height="100%" fo:text-align="start" style:punctuation-wrap="simple"/>
      <style:text-properties fo:font-variant="normal" fo:text-transform="none" fo:color="#003366"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lajd_20_tytułowy-outline3" style:display-name="Slajd tytułowy-outline3" style:family="presentation" style:parent-style-name="Slajd_20_tytułowy-outline2">
      <style:paragraph-properties fo:margin-top="0.3cm" fo:margin-bottom="0cm" fo:line-height="100%" fo:text-align="start" style:punctuation-wrap="simple"/>
      <style:text-properties fo:font-variant="normal" fo:text-transform="none" fo:color="#003366" style:text-line-through-style="none" style:text-line-through-type="none" style:text-position="0% 100%" style:font-name="Arial2"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lajd_20_tytułowy-outline4" style:display-name="Slajd tytułowy-outline4" style:family="presentation" style:parent-style-name="Slajd_20_tytułowy-outline3">
      <style:paragraph-properties fo:margin-top="0.2cm" fo:margin-bottom="0cm" fo:line-height="100%" fo:text-align="start" style:punctuation-wrap="simple"/>
      <style:text-properties fo:font-variant="normal" fo:text-transform="none" fo:color="#003366" style:text-line-through-style="none" style:text-line-through-type="none" style:text-position="0% 100%" style:font-name="Arial2"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lajd_20_tytułowy-outline5" style:display-name="Slajd tytułowy-outline5" style:family="presentation" style:parent-style-name="Slajd_20_tytułowy-outline4">
      <style:paragraph-properties fo:margin-top="0.1cm" fo:margin-bottom="0cm"/>
      <style:text-properties fo:font-size="20pt" style:font-size-asian="20pt" style:font-size-complex="20pt"/>
    </style:style>
    <style:style style:name="Slajd_20_tytułowy-outline6" style:display-name="Slajd tytułowy-outline6" style:family="presentation" style:parent-style-name="Slajd_20_tytułowy-outline5">
      <style:paragraph-properties fo:margin-top="0.1cm" fo:margin-bottom="0cm"/>
      <style:text-properties fo:font-size="20pt" style:font-size-asian="20pt" style:font-size-complex="20pt"/>
    </style:style>
    <style:style style:name="Slajd_20_tytułowy-outline7" style:display-name="Slajd tytułowy-outline7" style:family="presentation" style:parent-style-name="Slajd_20_tytułowy-outline6">
      <style:paragraph-properties fo:margin-top="0.1cm" fo:margin-bottom="0cm"/>
      <style:text-properties fo:font-size="20pt" style:font-size-asian="20pt" style:font-size-complex="20pt"/>
    </style:style>
    <style:style style:name="Slajd_20_tytułowy-outline8" style:display-name="Slajd tytułowy-outline8" style:family="presentation" style:parent-style-name="Slajd_20_tytułowy-outline7">
      <style:paragraph-properties fo:margin-top="0.1cm" fo:margin-bottom="0cm"/>
      <style:text-properties fo:font-size="20pt" style:font-size-asian="20pt" style:font-size-complex="20pt"/>
    </style:style>
    <style:style style:name="Slajd_20_tytułowy-outline9" style:display-name="Slajd tytułowy-outline9" style:family="presentation" style:parent-style-name="Slajd_20_tytułowy-outline8">
      <style:paragraph-properties fo:margin-top="0.1cm" fo:margin-bottom="0cm"/>
      <style:text-properties fo:font-size="20pt" style:font-size-asian="20pt" style:font-size-complex="20pt"/>
    </style:style>
    <style:style style:name="Slajd_20_tytułowy-subtitle" style:display-name="Slajd tytułowy-subtitle" style:family="presentation">
      <style:graphic-properties draw:stroke="none" draw:fill="none" draw:textarea-vertical-align="middle">
        <text:list-style style:name="Slajd_20_tytułowy-subtitle" style:display-name="Slajd tytułow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ajd_20_tytułowy-title" style:display-name="Slajd tytułowy-title" style:family="presentation">
      <style:graphic-properties draw:stroke="none" draw:fill="none" draw:textarea-vertical-align="middle">
        <text:list-style style:name="Slajd_20_tytułowy-title" style:display-name="Slajd tytułow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99cc99" style:text-outline="false" style:text-line-through-style="none" style:text-line-through-type="none" style:text-position="0% 100%" style:font-name="Arial1" fo:font-family="Arial" style:font-family-generic="swiss" style:font-pitch="variable"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language-asian="en" style:country-asian="US" style:font-style-asian="normal" style:font-weight-asian="normal" style:font-name-complex="Arial Unicode MS" style:font-family-complex="'Arial Unicode M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Tytuł_20_i_20_zawartość-background" style:display-name="Tytuł i zawartość-background" style:family="presentation">
      <style:graphic-properties draw:stroke="none" draw:fill="solid" draw:fill-color="#ffffff"/>
      <style:text-properties style:letter-kerning="true"/>
    </style:style>
    <style:style style:name="Tytuł_20_i_20_zawartość-backgroundobjects" style:display-name="Tytuł i zawartość-backgroundobjects" style:family="presentation">
      <style:graphic-properties draw:textarea-horizontal-align="justify" draw:shadow="hidden" draw:shadow-offset-x="0.2cm" draw:shadow-offset-y="0.2cm" draw:shadow-color="#808080"/>
      <style:text-properties style:letter-kerning="true"/>
    </style:style>
    <style:style style:name="Tytuł_20_i_20_zawartość-notes" style:display-name="Tytuł i zawartość-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ytuł_20_i_20_zawartość-outline1" style:display-name="Tytuł i zawartość-outline1" style:family="presentation">
      <style:graphic-properties draw:stroke="none" draw:fill="none" draw:auto-grow-height="false" draw:fit-to-size="shrink-to-fit" style:shrink-to-fit="true">
        <text:list-style style:name="Tytuł_20_i_20_zawartość-outline1" style:display-name="Tytuł i zawartoś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3366"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language-asian="en" style:country-asian="US" style:font-style-asian="normal" style:font-weight-asian="normal" style:font-name-complex="Arial Unicode MS" style:font-family-complex="'Arial Unicode M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Tytuł_20_i_20_zawartość-outline2" style:display-name="Tytuł i zawartość-outline2" style:family="presentation" style:parent-style-name="Tytuł_20_i_20_zawartość-outline1">
      <style:paragraph-properties fo:margin-top="0.4cm" fo:margin-bottom="0cm" fo:line-height="100%" fo:text-align="start" style:punctuation-wrap="simple"/>
      <style:text-properties fo:font-variant="normal" fo:text-transform="none" fo:color="#003366"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ytuł_20_i_20_zawartość-outline3" style:display-name="Tytuł i zawartość-outline3" style:family="presentation" style:parent-style-name="Tytuł_20_i_20_zawartość-outline2">
      <style:paragraph-properties fo:margin-top="0.3cm" fo:margin-bottom="0cm" fo:line-height="100%" fo:text-align="start" style:punctuation-wrap="simple"/>
      <style:text-properties fo:font-variant="normal" fo:text-transform="none" fo:color="#003366" style:text-line-through-style="none" style:text-line-through-type="none" style:text-position="0% 100%" style:font-name="Arial2"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ytuł_20_i_20_zawartość-outline4" style:display-name="Tytuł i zawartość-outline4" style:family="presentation" style:parent-style-name="Tytuł_20_i_20_zawartość-outline3">
      <style:paragraph-properties fo:margin-top="0.2cm" fo:margin-bottom="0cm" fo:line-height="100%" fo:text-align="start" style:punctuation-wrap="simple"/>
      <style:text-properties fo:font-variant="normal" fo:text-transform="none" fo:color="#003366" style:text-line-through-style="none" style:text-line-through-type="none" style:text-position="0% 100%" style:font-name="Arial2"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ytuł_20_i_20_zawartość-outline5" style:display-name="Tytuł i zawartość-outline5" style:family="presentation" style:parent-style-name="Tytuł_20_i_20_zawartość-outline4">
      <style:paragraph-properties fo:margin-top="0.1cm" fo:margin-bottom="0cm"/>
      <style:text-properties fo:font-size="20pt" style:font-size-asian="20pt" style:font-size-complex="20pt"/>
    </style:style>
    <style:style style:name="Tytuł_20_i_20_zawartość-outline6" style:display-name="Tytuł i zawartość-outline6" style:family="presentation" style:parent-style-name="Tytuł_20_i_20_zawartość-outline5">
      <style:paragraph-properties fo:margin-top="0.1cm" fo:margin-bottom="0cm"/>
      <style:text-properties fo:font-size="20pt" style:font-size-asian="20pt" style:font-size-complex="20pt"/>
    </style:style>
    <style:style style:name="Tytuł_20_i_20_zawartość-outline7" style:display-name="Tytuł i zawartość-outline7" style:family="presentation" style:parent-style-name="Tytuł_20_i_20_zawartość-outline6">
      <style:paragraph-properties fo:margin-top="0.1cm" fo:margin-bottom="0cm"/>
      <style:text-properties fo:font-size="20pt" style:font-size-asian="20pt" style:font-size-complex="20pt"/>
    </style:style>
    <style:style style:name="Tytuł_20_i_20_zawartość-outline8" style:display-name="Tytuł i zawartość-outline8" style:family="presentation" style:parent-style-name="Tytuł_20_i_20_zawartość-outline7">
      <style:paragraph-properties fo:margin-top="0.1cm" fo:margin-bottom="0cm"/>
      <style:text-properties fo:font-size="20pt" style:font-size-asian="20pt" style:font-size-complex="20pt"/>
    </style:style>
    <style:style style:name="Tytuł_20_i_20_zawartość-outline9" style:display-name="Tytuł i zawartość-outline9" style:family="presentation" style:parent-style-name="Tytuł_20_i_20_zawartość-outline8">
      <style:paragraph-properties fo:margin-top="0.1cm" fo:margin-bottom="0cm"/>
      <style:text-properties fo:font-size="20pt" style:font-size-asian="20pt" style:font-size-complex="20pt"/>
    </style:style>
    <style:style style:name="Tytuł_20_i_20_zawartość-subtitle" style:display-name="Tytuł i zawartość-subtitle" style:family="presentation">
      <style:graphic-properties draw:stroke="none" draw:fill="none" draw:textarea-vertical-align="middle">
        <text:list-style style:name="Tytuł_20_i_20_zawartość-subtitle" style:display-name="Tytuł i zawartość-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ytuł_20_i_20_zawartość-title" style:display-name="Tytuł i zawartość-title" style:family="presentation">
      <style:graphic-properties draw:stroke="none" draw:fill="none" draw:textarea-vertical-align="middle">
        <text:list-style style:name="Tytuł_20_i_20_zawartość-title" style:display-name="Tytuł i zawartość-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99cc99" style:text-outline="false" style:text-line-through-style="none" style:text-line-through-type="none" style:text-position="0% 100%" style:font-name="Arial1" fo:font-family="Arial" style:font-family-generic="swiss" style:font-pitch="variable"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language-asian="en" style:country-asian="US" style:font-style-asian="normal" style:font-weight-asian="normal" style:font-name-complex="Arial Unicode MS" style:font-family-complex="'Arial Unicode M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99cc99"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Mgr5" style:family="graphic" style:parent-style-name="standard">
      <style:graphic-properties draw:stroke="none" svg:stroke-width="0cm" draw:fill="solid" draw:fill-color="#003366" draw:textarea-vertical-align="middle" draw:auto-grow-height="false" draw:fit-to-size="false" style:shrink-to-fit="false" fo:min-height="0cm" fo:min-width="0cm" fo:padding-top="0.125cm" fo:padding-bottom="0.125cm" fo:padding-left="0.25cm" fo:padding-right="0.25cm" fo:wrap-option="no-wrap"/>
    </style:style>
    <style:style style:name="Mpr1" style:family="presentation" style:parent-style-name="Slajd_20_tytułow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Slajd_20_tytułowy-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3" style:family="presentation" style:parent-style-name="Slajd_20_tytułowy-backgroundobjects">
      <style:graphic-properties draw:stroke="none" svg:stroke-width="0cm" draw:fill="none" draw:fill-color="#ffffff" draw:textarea-horizontal-align="center" draw:textarea-vertical-align="bottom" draw:auto-grow-height="false" draw:fit-to-size="false" style:shrink-to-fit="false" fo:min-height="11.049cm" fo:padding-top="0.127cm" fo:padding-bottom="0.127cm" fo:padding-left="0.254cm" fo:padding-right="0.254cm" fo:wrap-option="wrap"/>
    </style:style>
    <style:style style:name="Mpr4" style:family="presentation" style:parent-style-name="Slajd_20_tytułowy-backgroundobjects">
      <style:graphic-properties draw:stroke="none" draw:fill="none" draw:fill-color="#ffffff" draw:auto-grow-height="false" fo:min-height="1.485cm"/>
    </style:style>
    <style:style style:name="Mpr5" style:family="presentation" style:parent-style-name="Slajd_20_tytułowy-backgroundobjects">
      <style:graphic-properties draw:stroke="none" draw:fill="none" draw:fill-color="#ffffff" draw:textarea-vertical-align="bottom" draw:auto-grow-height="false" fo:min-height="1.485cm"/>
    </style:style>
    <style:style style:name="Mpr6" style:family="presentation" style:parent-style-name="Tytuł_20_i_20_zawartość-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7" style:family="presentation" style:parent-style-name="Tytuł_20_i_20_zawartość-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8" style:family="presentation" style:parent-style-name="Tytuł_20_i_20_zawartość-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9" style:family="presentation" style:parent-style-name="Tytuł_20_i_20_zawartość-backgroundobjects">
      <style:graphic-properties draw:stroke="none" svg:stroke-width="0cm" draw:fill="none" draw:fill-color="#ffffff" draw:textarea-horizontal-align="center" draw:textarea-vertical-align="bottom" draw:auto-grow-height="false" draw:fit-to-size="false" style:shrink-to-fit="false" fo:min-height="11.049cm" fo:padding-top="0.127cm" fo:padding-bottom="0.127cm" fo:padding-left="0.254cm" fo:padding-right="0.254cm" fo:wrap-option="wrap"/>
    </style:style>
    <style:style style:name="Mpr10" style:family="presentation" style:parent-style-name="Tytuł_20_i_20_zawartość-backgroundobjects">
      <style:graphic-properties draw:stroke="none" draw:fill="none" draw:fill-color="#ffffff" draw:auto-grow-height="false" fo:min-height="1.485cm"/>
    </style:style>
    <style:style style:name="Mpr11" style:family="presentation" style:parent-style-name="Tytuł_20_i_20_zawartość-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9cc99"/>
      <style:paragraph-properties fo:text-align="start" style:font-independent-line-spacing="true"/>
      <style:text-properties fo:font-size="28pt"/>
    </style:style>
    <style:style style:name="MP6" style:family="paragraph">
      <loext:graphic-properties draw:fill="solid" draw:fill-color="#ffffff"/>
      <style:paragraph-properties fo:text-align="start" style:font-independent-line-spacing="true"/>
      <style:text-properties fo:font-size="28pt"/>
    </style:style>
    <style:style style:name="MP7" style:family="paragraph">
      <loext:graphic-properties draw:fill="solid" draw:fill-color="#003366"/>
      <style:paragraph-properties fo:text-align="start" style:font-independent-line-spacing="true"/>
      <style:text-properties fo:font-size="28pt"/>
    </style:style>
    <style:style style:name="MP8" style:family="paragraph">
      <style:paragraph-properties fo:margin-top="0cm" fo:margin-bottom="0cm" fo:line-height="90%" fo:text-align="center" style:punctuation-wrap="simple" style:writing-mode="lr-tb"/>
      <style:text-properties fo:font-size="36pt"/>
    </style:style>
    <style:style style:name="MP9" style:family="paragraph">
      <loext:graphic-properties draw:fill="none"/>
      <style:paragraph-properties fo:text-align="start" style:font-independent-line-spacing="true"/>
      <style:text-properties fo:font-size="36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style:paragraph-properties fo:margin-top="0cm" fo:margin-bottom="0cm" fo:line-height="100%" fo:text-align="start" style:punctuation-wrap="hanging" style:writing-mode="lr-tb"/>
      <style:text-properties fo:font-size="14pt" style:font-size-asian="14pt" style:font-size-complex="14pt"/>
    </style:style>
    <style:style style:name="MP12" style:family="paragraph">
      <loext:graphic-properties draw:fill="none" draw:fill-color="#ffffff"/>
      <style:paragraph-properties fo:text-align="start" style:font-independent-line-spacing="true"/>
      <style:text-properties fo:font-size="26pt" style:font-size-asian="14pt" style:font-size-complex="14pt"/>
    </style:style>
    <style:style style:name="MP13" style:family="paragraph">
      <style:paragraph-properties fo:margin-top="0cm" fo:margin-bottom="0cm" fo:line-height="90%" fo:text-align="start" style:punctuation-wrap="simple" style:writing-mode="lr-tb"/>
      <style:text-properties fo:font-size="36pt"/>
    </style:style>
    <style:style style:name="MP14" style:family="paragraph">
      <style:paragraph-properties fo:text-align="start"/>
      <style:text-properties fo:font-size="28pt"/>
    </style:style>
    <style:style style:name="MP15" style:family="paragraph">
      <style:paragraph-properties fo:margin-left="0cm" fo:margin-right="0cm" fo:margin-top="0.198cm" fo:margin-bottom="0cm" fo:line-height="100%" fo:text-align="start" fo:text-indent="0cm" style:punctuation-wrap="simple" style:writing-mode="lr-tb"/>
      <style:text-properties fo:font-size="28pt"/>
    </style:style>
    <style:style style:name="MP16"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3366" style:text-line-through-style="none" style:text-line-through-type="none" style:text-position="0% 100%" style:font-name="Arial2"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2"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MT3" style:family="text">
      <style:text-properties fo:font-variant="normal" fo:text-transform="none" fo:color="#009c98" style:text-line-through-style="none" style:text-line-through-type="none" style:text-position="0% 100%" style:font-name="Arial2"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4" style:family="text">
      <style:text-properties fo:font-variant="normal" fo:text-transform="none" fo:color="#003366" style:text-line-through-style="none" style:text-line-through-type="none" style:text-position="0% 100%" style:font-name="Arial2"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009c9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003366"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lajd_20_tytułowy" style:display-name="Slajd tytułowy" style:page-layout-name="PM1" draw:style-name="Mdp1">
      <draw:g draw:name="Group 2" drawooo:display="none">
        <draw:custom-shape draw:name="Rectangle 3" draw:style-name="Mgr3" draw:text-style-name="MP5" draw:layer="layout" svg:width="2.11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layout" svg:width="6.984cm" svg:height="2.962cm" svg:x="1.905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utoShape 5" draw:style-name="Mgr4" draw:text-style-name="MP6" draw:layer="backgroundobjects" drawooo:display="none" svg:width="14.181cm" svg:height="1.692cm" svg:x="2.117cm" svg:y="2.117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1" drawooo:display="none">
        <draw:custom-shape draw:name="AutoShape 12" draw:style-name="Mgr5" draw:text-style-name="MP7" draw:layer="layout" svg:width="19.472cm" svg:height="0.881cm" svg:x="1.693cm" svg:y="5.503cm">
          <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Mgr5" draw:text-style-name="MP7" draw:layer="layout" svg:width="1.093cm" svg:height="0.885cm" svg:x="0.633cm" svg:y="5.503cm">
          <text:p/>
          <draw:enhanced-geometry draw:mirror-horizontal="tru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custom-shape draw:name="Rectangle 2" draw:style-name="Mgr3" draw:text-style-name="MP5" draw:layer="backgroundobjects" svg:width="12.699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3" draw:style-name="Mgr4" draw:text-style-name="MP6" draw:layer="backgroundobjects" svg:width="14.392cm" svg:height="5.291cm" svg:x="1.905cm" svg:y="2.752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5">
        <draw:custom-shape draw:name="AutoShape 6" draw:style-name="Mgr5" draw:text-style-name="MP7" draw:layer="layout" svg:width="12.849cm" svg:height="0.881cm" svg:x="10.087cm" svg:y="13.582cm">
          <text:p/>
          <draw:enhanced-geometry draw:mirror-horizontal="tru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Mgr5" draw:text-style-name="MP7" draw:layer="layout" svg:width="0.722cm" svg:height="0.885cm" svg:x="22.913cm" svg:y="13.582cm">
          <text:p/>
          <draw:enhanced-geometry draw:mirror-horizontal="fals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frame draw:name="Rectangle 11" presentation:style-name="Mpr1" draw:text-style-name="MP9" draw:layer="backgroundobjects" svg:width="21.589cm" svg:height="3.174cm" svg:x="2.602cm" svg:y="3.96cm" presentation:class="title" presentation:user-transformed="true">
        <draw:text-box>
          <text:p text:style-name="MP8"><text:span text:style-name="MT1">Click to edit Master title style</text:span></text:p>
        </draw:text-box>
      </draw:frame>
      <draw:frame draw:name="Rectangle 8" presentation:style-name="Mpr2" draw:text-style-name="MP10" draw:layer="backgroundobjects" svg:width="5.291cm" svg:height="0.846cm" svg:x="7.408cm" svg:y="18.203cm" presentation:class="date-time" presentation:user-transformed="true">
        <draw:text-box>
          <text:p/>
        </draw:text-box>
      </draw:frame>
      <draw:frame draw:name="Rectangle 9" presentation:style-name="Mpr2" draw:text-style-name="MP10" draw:layer="backgroundobjects" svg:width="9.109cm" svg:height="0.846cm" svg:x="14.433cm" svg:y="18.203cm" presentation:class="footer" presentation:user-transformed="true">
        <draw:text-box>
          <text:p/>
        </draw:text-box>
      </draw:frame>
      <draw:frame draw:name="Rectangle 10" presentation:style-name="Mpr3" draw:text-style-name="MP12" draw:layer="backgroundobjects" svg:width="1.631cm" svg:height="1.357cm" svg:x="0.026cm" svg:y="17.665cm" presentation:class="page-number" presentation:user-transformed="true">
        <draw:text-box>
          <text:p text:style-name="MP11"><text:span text:style-name="MT2"><text:page-number>&lt;number&gt;</text:page-number></text:span></text:p>
        </draw:text-box>
      </draw:frame>
      <draw:frame presentation:style-name="Slajd_20_tytułowy-outline1" draw:layer="backgroundobjects" svg:width="22.859cm" svg:height="11.048cm" svg:x="1.27cm" svg:y="4.457cm" presentation:class="outline" presentation:placeholder="true">
        <draw:text-box/>
      </draw:frame>
      <presentation:notes style:page-layout-name="PM0">
        <draw:page-thumbnail presentation:style-name="Slajd_20_tytułowy-title" draw:layer="backgroundobjects" svg:width="19.798cm" svg:height="11.136cm" svg:x="0.6cm" svg:y="2.257cm" presentation:class="page"/>
        <draw:frame presentation:style-name="Slajd_20_tytułowy-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ytuł_20_i_20_zawartość" style:display-name="Tytuł i zawartość" style:page-layout-name="PM1" draw:style-name="Mdp1">
      <draw:g draw:name="Group 2">
        <draw:custom-shape draw:name="Rectangle 3" draw:style-name="Mgr3" draw:text-style-name="MP5" draw:layer="layout" svg:width="2.11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layout" svg:width="6.984cm" svg:height="2.962cm" svg:x="1.905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utoShape 5" draw:style-name="Mgr4" draw:text-style-name="MP6" draw:layer="backgroundobjects" svg:width="14.181cm" svg:height="1.692cm" svg:x="2.117cm" svg:y="2.117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1">
        <draw:custom-shape draw:name="AutoShape 12" draw:style-name="Mgr5" draw:text-style-name="MP7" draw:layer="layout" svg:width="19.472cm" svg:height="0.881cm" svg:x="1.693cm" svg:y="5.503cm">
          <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Mgr5" draw:text-style-name="MP7" draw:layer="layout" svg:width="1.093cm" svg:height="0.885cm" svg:x="0.633cm" svg:y="5.503cm">
          <text:p/>
          <draw:enhanced-geometry draw:mirror-horizontal="true" draw:mirror-vertical="false" draw:text-areas="0 ?f7 ?f5 ?f8" svg:viewBox="0 0 0 0" draw:type="ooxml-flowChartDelay" draw:enhanced-path="M 0 0 L ?f4 0 L 0 ?f9 Z N" drawooo:enhanced-path="M 0 0 L ?f4 0 G ?f0 ?f2 ?f11 ?f12 L 0 ?f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f1 -0"/>
            <draw:equation draw:name="f6" draw:formula="logheight/2"/>
            <draw:equation draw:name="f7" draw:formula="?f6 +0-?f3 "/>
            <draw:equation draw:name="f8" draw:formula="?f6 +?f3 -0"/>
            <draw:equation draw:name="f9" draw:formula="logheight"/>
            <draw:equation draw:name="f10" draw:formula="logwidth"/>
            <draw:equation draw:name="f11" draw:formula="(16200000)/60000.0"/>
            <draw:equation draw:name="f12" draw:formula="(10800000)/60000.0"/>
          </draw:enhanced-geometry>
        </draw:custom-shape>
      </draw:g>
      <draw:frame draw:name="Tytuł 1" presentation:style-name="Mpr6" draw:text-style-name="MP9" draw:layer="backgroundobjects" svg:width="22.224cm" svg:height="3.174cm" svg:x="2.54cm" svg:y="2.117cm" presentation:class="title" presentation:user-transformed="true">
        <draw:text-box>
          <text:p text:style-name="MP13"><text:span text:style-name="MT3">Kliknij, aby edytować styl</text:span></text:p>
        </draw:text-box>
      </draw:frame>
      <draw:frame draw:name="Symbol zastępczy zawartości 2" presentation:style-name="Mpr7" draw:text-style-name="MP16" draw:layer="backgroundobjects" svg:width="22.224cm" svg:height="10.371cm" svg:x="2.54cm" svg:y="6.562cm" presentation:class="outline" presentation:user-transformed="true">
        <draw:text-box>
          <text:list text:style-name="ML6">
            <text:list-item>
              <text:p text:style-name="MP14"><text:span text:style-name="MT4">Edytuj style wzorca tekstu</text:span></text:p>
            </text:list-item>
            <text:list-item>
              <text:p text:style-name="MP14"><text:span text:style-name="MT4">Drugi poziom</text:span></text:p>
            </text:list-item>
            <text:list-item>
              <text:p text:style-name="MP14"><text:span text:style-name="MT4">Trzeci poziom</text:span></text:p>
            </text:list-item>
            <text:list-item>
              <text:p text:style-name="MP14"><text:span text:style-name="MT4">Czwarty poziom</text:span></text:p>
            </text:list-item>
          </text:list>
          <text:list text:style-name="ML7">
            <text:list-item>
              <text:p text:style-name="MP15"><text:span text:style-name="MT4">Piąty poziom</text:span></text:p>
            </text:list-item>
          </text:list>
        </draw:text-box>
      </draw:frame>
      <draw:frame draw:name="Rectangle 8" presentation:style-name="Mpr8" draw:text-style-name="MP10" draw:layer="backgroundobjects" svg:width="5.291cm" svg:height="0.846cm" svg:x="19.473cm" svg:y="18.203cm" presentation:class="date-time" presentation:user-transformed="true">
        <draw:text-box>
          <text:p/>
        </draw:text-box>
      </draw:frame>
      <draw:frame draw:name="Rectangle 9" presentation:style-name="Mpr8" draw:text-style-name="MP10" draw:layer="backgroundobjects" svg:width="8.042cm" svg:height="0.846cm" svg:x="8.158cm" svg:y="18.137cm" presentation:class="footer" presentation:user-transformed="true">
        <draw:text-box>
          <text:p/>
        </draw:text-box>
      </draw:frame>
      <draw:frame draw:name="Rectangle 10" presentation:style-name="Mpr9" draw:text-style-name="MP12" draw:layer="backgroundobjects" svg:width="1.631cm" svg:height="1.357cm" svg:x="0.234cm" svg:y="17.621cm" presentation:class="page-number" presentation:user-transformed="true">
        <draw:text-box>
          <text:p text:style-name="MP11"><text:span text:style-name="MT2"><text:page-number>&lt;number&gt;</text:page-number></text:span></text:p>
        </draw:text-box>
      </draw:frame>
      <presentation:notes style:page-layout-name="PM0">
        <draw:page-thumbnail presentation:style-name="Tytuł_20_i_20_zawartość-title" draw:layer="backgroundobjects" svg:width="14.848cm" svg:height="11.136cm" svg:x="3.075cm" svg:y="2.257cm" presentation:class="page"/>
        <draw:frame presentation:style-name="Tytuł_20_i_20_zawartość-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dc:title>PowerPoint Presentation</dc:title>
    <meta:initial-creator>IASTED</meta:initial-creator>
    <dc:creator>rastapigna@desoz.com</dc:creator>
    <meta:editing-cycles>38</meta:editing-cycles>
    <meta:creation-date>2001-12-11T23:34:17</meta:creation-date>
    <dc:date>2019-09-18T06:49:20</dc:date>
    <meta:editing-duration>PT8H3M</meta:editing-duration>
    <meta:generator>LibreOffice/6.3.1.2$MacOSX_X86_64 LibreOffice_project/b79626edf0065ac373bd1df5c28bd630b4424273</meta:generator>
    <meta:document-statistic meta:object-count="71"/>
    <meta:user-defined meta:name="AppVersion">16.0016</meta:user-defined>
    <meta:user-defined meta:name="Company">IASTE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okaz na ekranie (4:3)</meta:user-defined>
    <meta:user-defined meta:name="ScaleCrop" meta:value-type="boolean">false</meta:user-defined>
    <meta:user-defined meta:name="ShareDoc" meta:value-type="boolean">false</meta:user-defined>
    <meta:user-defined meta:name="Slides" meta:value-type="float">5</meta:user-defined>
    <meta:template xlink:type="simple" xlink:actuate="onRequest" xlink:title="C:\Program Files\Microsoft Office\Templates\Presentation Designs\LaVerne.pot" xlink:href=""/>
  </office:meta>
</office:document-meta>
</file>